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264E08478A6.png"/>
  <manifest:file-entry manifest:media-type="image/svg+xml" manifest:full-path="Pictures/1002B376000054C700003F9C6A9EB546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svg:stroke-color="#ffffff" draw:marker-start-width="0.198cm" draw:marker-end-width="0.198cm" draw:fill="solid" draw:fill-color="#ffffff" draw:textarea-vertical-align="middle" fo:padding-top="0.123cm" fo:padding-bottom="0.123cm" fo:padding-left="0.248cm" fo:padding-right="0.24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7cm" svg:x="1cm" svg:y="6.922cm">
          <draw:image xlink:href="Pictures/100002010000033000000264E08478A6.png" xlink:type="simple" xlink:show="embed" xlink:actuate="onLoad"/>
          <draw:image xlink:href="Pictures/1002B376000054C700003F9C6A9EB546.svg" xlink:type="simple" xlink:show="embed" xlink:actuate="onLoad">
            <text:p/>
          </draw:image>
        </draw:frame>
        <draw:rect draw:style-name="gr2" draw:text-style-name="P1" draw:layer="layout" svg:width="0.559cm" svg:height="0.516cm" svg:x="3.442cm" svg:y="7.399cm">
          <text:p text:style-name="P1">x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7-20T18:33:02.44</dc:date>
    <meta:document-statistic meta:object-count="2"/>
    <meta:generator>OpenOffice/4.1.1$Win32 OpenOffice.org_project/411m6$Build-9775</meta:generator>
  </office:meta>
</office:document-meta>
</file>